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3EB000002B609740B61544F781F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814cm"/>
    </style:style>
    <style:style style:name="gr3" style:family="graphic" style:parent-style-name="standard">
      <style:graphic-properties draw:stroke="none" svg:stroke-color="#000000" draw:fill="none" draw:fill-color="#ffffff" fo:min-height="6.3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4" style:family="paragraph">
      <loext:graphic-properties draw:fill="none" draw:fill-color="#ffffff"/>
      <style:text-properties fo:color="#ce181e" fo:font-size="80pt" style:font-size-asian="80pt" style:font-size-complex="80pt"/>
    </style:style>
    <style:style style:name="T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color="#ce181e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145cm" svg:x="1cm" svg:y="1.127cm">
          <draw:image xlink:href="Pictures/10000000000003EB000002B609740B61544F781F.jpg" xlink:type="simple" xlink:show="embed" xlink:actuate="onLoad">
            <text:p/>
          </draw:image>
        </draw:frame>
        <draw:frame draw:style-name="gr2" draw:text-style-name="P3" draw:layer="layout" svg:width="14.097cm" svg:height="4.064cm" svg:x="3.54cm" svg:y="14.97cm">
          <draw:text-box>
            <text:p text:style-name="P2"><text:span text:style-name="T1">Not The Grub Street Journal Frameworks of Understanding Edition</text:span></text:p>
          </draw:text-box>
        </draw:frame>
        <draw:frame draw:style-name="gr3" draw:text-style-name="P4" draw:layer="layout" svg:width="15.748cm" svg:height="6.559cm" svg:x="2.651cm" svg:y="18.19cm">
          <draw:text-box>
            <text:p><text:span text:style-name="T2">Don’t Panic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08:04:37.425193285</meta:creation-date>
    <dc:date>2020-10-20T08:07:53.601886326</dc:date>
    <meta:editing-duration>PT3M16S</meta:editing-duration>
    <meta:editing-cycles>2</meta:editing-cycles>
    <meta:generator>LibreOffice/6.0.7.3$Linux_X86_64 LibreOffice_project/00m0$Build-3</meta:generator>
    <meta:document-statistic meta:object-count="3"/>
  </office:meta>
</office:document-meta>
</file>